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9048" officeooo:paragraph-rsid="00179048"/>
    </style:style>
    <style:style style:name="P2" style:family="paragraph" style:parent-style-name="Standard" style:list-style-name="L1">
      <style:text-properties officeooo:rsid="00179048" officeooo:paragraph-rsid="00179048"/>
    </style:style>
    <style:style style:name="T1" style:family="text">
      <style:text-properties style:text-underline-style="solid" style:text-underline-width="auto" style:text-und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 respecto a la programación del código HTML, se ha tenido en cuenta la universalidad de la página web:</text:p>
      <text:list xml:id="list4000236516" text:style-name="L1">
        <text:list-item>
          <text:p text:style-name="P2">Se han usado etiquetas meta informar sobre la codificación de la página web.</text:p>
        </text:list-item>
        <text:list-item>
          <text:p text:style-name="P2">Se ha usado el atributo alt de las imágenes.</text:p>
        </text:list-item>
        <text:list-item>
          <text:p text:style-name="P2">Se han usado etiquetas meta con palabras clave así como con una descripción del sitio web, con el objetivo de que la página web, en caso de ser pública en Internet, tuviese más facilidades para ganar visitas.</text:p>
        </text:list-item>
        <text:list-item>
          <text:p text:style-name="P2">Al no usarse de manera explícita la etiqueta meta para incluir directivas para robots de búsqueda, se toma la directiva por defecto, "all", la cual no impone restricciones en la indexación ni en la presentación de contenido.</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20:44:40.952852997</meta:creation-date>
    <dc:date>2023-03-17T20:51:33.899311424</dc:date>
    <meta:editing-duration>PT6M54S</meta:editing-duration>
    <meta:editing-cycles>1</meta:editing-cycles>
    <meta:document-statistic meta:table-count="0" meta:image-count="0" meta:object-count="0" meta:page-count="1" meta:paragraph-count="5" meta:word-count="119" meta:character-count="661" meta:non-whitespace-character-count="551"/>
    <meta:generator>LibreOffice/7.3.7.2$Linux_X86_64 LibreOffice_project/30$Build-2</meta:generator>
  </office:meta>
</office:document-meta>
</file>